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Versregel">
      <style:text-properties fo:font-style="italic" style:font-style-asian="italic" style:font-style-complex="italic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02876" text:style-name="L1">
        <text:list-item>
          <text:p text:style-name="P3">Vier woorden na elkaar.</text:p>
        </text:list-item>
        <text:list-item>
          <text:p text:style-name="P3">Hij wordt directeur-generaal.</text:p>
        </text:list-item>
        <text:list-item>
          <text:p text:style-name="P3">Zij wordt vandaag directeur-generaal.</text:p>
        </text:list-item>
        <text:list-item>
          <text:p text:style-name="P2">Land<text:span text:style-name="T1">t</text:span> je vader op Schiphol?</text:p>
        </text:list-item>
        <text:list-item>
          <text:p text:style-name="P2">Na<text:span text:style-name="T1">tuur</text:span><text:span text:style-name="T4">lijk!</text:span></text:p>
        </text:list-item>
        <text:list-item>
          <text:p text:style-name="P2">T<text:span text:style-name="T1">o</text:span>ch is het juist.</text:p>
        </text:list-item>
        <text:list-item>
          <text:p text:style-name="P2"><text:span text:style-name="T1">Amsterdam</text:span> en <text:span text:style-name="T1">Brussel</text:span></text:p>
        </text:list-item>
        <text:list-item>
          <text:p text:style-name="P2">Heb je <text:span text:style-name="T1">Vlucht langs de Anapoer</text:span> al gelezen?</text:p>
        </text:list-item>
        <text:list-item>
          <text:p text:style-name="P3">'t Is tijd om naar huis te gaan.</text:p>
        </text:list-item>
        <text:list-item>
          <text:p text:style-name="P3">Het is tijd om naar huis te gaan.</text:p>
        </text:list-item>
        <text:list-item>
          <text:p text:style-name="P3">''t Is tijd om naar huis te gaan.'</text:p>
        </text:list-item>
        <text:list-item>
          <text:p text:style-name="P3">'Het is tijd om naar huis te gaan.'</text:p>
        </text:list-item>
        <text:list-item>
          <text:p text:style-name="P3">“'t Is tijd om naar huis te gaan.”</text:p>
        </text:list-item>
        <text:list-item>
          <text:p text:style-name="P3">“Het is tijd om naar huis te gaan.”</text:p>
        </text:list-item>
        <text:list-item>
          <text:p text:style-name="P4">ZUID-AFRIKA was zijn droom.</text:p>
        </text:list-item>
        <text:list-item>
          <text:p text:style-name="P2"><text:span text:style-name="T1">ZUID-AFRIKA</text:span> was zijn droom.</text:p>
        </text:list-item>
        <text:list-item>
          <text:p text:style-name="P2"><text:span text:style-name="T1">Zuid-Afrika</text:span> was zijn droom.</text:p>
        </text:list-item>
        <text:list-item>
          <text:p text:style-name="P2">Ze verhuizen naar <text:span text:style-name="T1">West</text:span><text:span text:style-name="T4">-Vlaanderen, niet naar Oost-Vlaanderen.</text:span></text:p>
        </text:list-item>
        <text:list-item>
          <text:p text:style-name="P2"><text:span text:style-name="T5">BTW</text:span>-tarieven</text:p>
        </text:list-item>
        <text:list-item>
          <text:p text:style-name="P2"><text:span text:style-name="T2">BTW</text:span>-tarieven</text:p>
        </text:list-item>
        <text:list-item>
          <text:p text:style-name="P2"><text:span text:style-name="T3">BTW</text:span>-tarieven</text:p>
        </text:list-item>
      </text:list>
      <text:p text:style-name="Standard"/>
      <text:p text:style-name="P1">'Er is een Amsterdammer doodgegaan,</text:p>
      <text:p text:style-name="P1">hij liet zijn hondje plassen op de Wallen.</text:p>
      <text:p text:style-name="P1">Zijn rikketik was even blijven staan</text:p>
      <text:p text:style-name="P1">en kijk, hij was al uit de koets gevallen.</text:p>
      <text:p text:style-name="P1">Daar lag hij in de regen, modder op zijn goeie pak.</text:p>
      <text:p text:style-name="P1">Twee kaartjes-voor ...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Versregel" style:family="paragraph" style:parent-style-name="Standard">
      <style:paragraph-properties fo:margin-left="1.251cm" fo:margin-right="0cm" fo:text-indent="-1.251cm" style:auto-text-indent="false">
        <style:tab-stops/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0T12:58:22.03</meta:creation-date>
    <meta:generator>OpenOffice.org/3.3$Win32 OpenOffice.org_project/330m19$Build-9561</meta:generator>
    <dc:date>2011-05-20T14:31:12.29</dc:date>
    <dc:creator>Bert Frees</dc:creator>
    <meta:editing-duration>PT58M39S</meta:editing-duration>
    <meta:editing-cycles>4</meta:editing-cycles>
    <meta:document-statistic meta:table-count="0" meta:image-count="0" meta:object-count="0" meta:page-count="1" meta:paragraph-count="27" meta:word-count="167" meta:character-count="871"/>
    <meta:user-defined meta:name="[BRL]BraillePageNumbers" meta:value-type="boolean">false</meta:user-defined>
    <meta:user-defined meta:name="[BRL]BrintpageNumbersInToc" meta:value-type="boolean">false</meta:user-defined>
    <meta:user-defined meta:name="[BRL]PageSeparator" meta:value-type="boolean">false</meta:user-defined>
  </office:meta>
</office:document-meta>
</file>